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5-01-1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4-02-2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3-02-08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1-12-0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0-12-15 0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20-01-2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9-02-1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8-01-1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7-01-0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6-01-2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5-02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4-01-09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3-02-0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1-12-0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0-12-2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10-01-12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8-12-17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8-01-23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6-12-1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5-12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5-01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4-01-2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3-01-1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2-01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1-01-2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2000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9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9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9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8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8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4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7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7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7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4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6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5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4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800094480301</text:p>
          </table:table-cell>
          <table:table-cell office:value-type="string" calcext:value-type="string">
            <text:p>1941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96" meta:object-count="0"/>
    <meta:user-defined meta:name="AppVersion">3.0</meta:user-defined>
  </office:meta>
</office:document-meta>
</file>